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 factorial de un número entero n es una operación matemática que consiste en multiplicar todos los factores n x (n-1) x (n-2) x ... x 1. </text:p>
      <text:p text:style-name="Standard"/>
      <text:p text:style-name="Standard">Crear un script que calcule el factorial de un número entero introducido por el usuari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9:46:07.621794766</meta:creation-date>
    <meta:generator>LibreOffice/7.4.7.2$Linux_X86_64 LibreOffice_project/40$Build-2</meta:generator>
    <dc:date>2023-09-27T19:46:39.408600342</dc:date>
    <meta:editing-duration>PT32S</meta:editing-duration>
    <meta:editing-cycles>1</meta:editing-cycles>
    <meta:document-statistic meta:table-count="0" meta:image-count="0" meta:object-count="0" meta:page-count="1" meta:paragraph-count="2" meta:word-count="42" meta:character-count="227" meta:non-whitespace-character-count="186"/>
  </office:meta>
</office:document-meta>
</file>